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7d0" officeooo:paragraph-rsid="001277d0"/>
    </style:style>
    <style:style style:name="P2" style:family="paragraph" style:parent-style-name="Standard">
      <style:text-properties officeooo:rsid="001277d0" officeooo:paragraph-rsid="001277d0"/>
    </style:style>
    <style:style style:name="P3" style:family="paragraph" style:parent-style-name="Standard">
      <style:text-properties officeooo:rsid="00139d90" officeooo:paragraph-rsid="00139d9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ion instruction:</text:p>
      <text:p text:style-name="P1"/>
      <text:p text:style-name="P1">While keeping the codes in the same folder as the images. Run the python codes. The modified images will be stored in the same folder.</text:p>
      <text:p text:style-name="P1"/>
      <text:p text:style-name="P3">The final solution is stored in the image file named <text:span text:style-name="T1">changed.p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1T12:59:57.966169190</meta:creation-date>
    <dc:date>2024-02-18T23:13:54.631979794</dc:date>
    <meta:editing-duration>PT1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8" meta:character-count="220" meta:non-whitespace-character-count="185"/>
  </office:meta>
</office:document-meta>
</file>